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BD0B3D0FCFA538C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8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ffffff" fo:font-size="28pt" fo:text-shadow="1pt 1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 Semibold" fo:font-size="28pt" fo:font-style="normal" fo:text-shadow="1pt 1pt" style:text-underline-style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color="#ffffff" fo:font-size="36pt" fo:text-shadow="1pt 1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1" fo:font-size="36pt" fo:text-shadow="1pt 1pt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 style:text-autospace="none"/>
      <style:text-properties fo:color="#ffffff" fo:font-size="32pt" fo:text-shadow="1pt 1pt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ffffff" style:font-name="Segoe UI Semibold" fo:font-size="32pt" fo:text-shadow="1pt 1pt" fo:font-weight="normal" style:font-size-asian="32pt" style:font-weight-asian="normal" style:font-size-complex="32pt" style:font-weight-complex="normal"/>
    </style:style>
    <style:style style:name="P8" style:family="paragraph">
      <style:paragraph-properties fo:text-align="center" style:text-autospace="none"/>
      <style:text-properties fo:color="#ffffff" fo:font-size="36pt" fo:text-shadow="1pt 1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6pt" fo:text-shadow="1pt 1pt" fo:font-weight="bold" style:font-name-asian="Segoe UI" style:font-size-asian="36pt" style:font-weight-asian="bold" style:font-name-complex="Segoe UI" style:font-size-complex="36pt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 style:text-autospace="none"/>
      <style:text-properties fo:color="#ffffff" fo:font-size="36pt" fo:text-shadow="1pt 1pt" style:font-size-asian="36pt" style:font-size-complex="36pt"/>
    </style:style>
    <style:style style:name="T1" style:family="text">
      <style:text-properties fo:color="#ffffff" style:font-name="Segoe UI Semibold" fo:font-size="28pt" fo:font-style="normal" fo:text-shadow="1pt 1pt" style:text-underline-style="none" fo:font-weight="normal" style:font-name-asian="Segoe UI" style:font-size-asian="28pt" style:font-style-asian="normal" style:font-weight-asian="normal" style:font-name-complex="Segoe UI" style:font-size-complex="28pt" style:font-style-complex="normal" style:font-weight-complex="normal"/>
    </style:style>
    <style:style style:name="T2" style:family="text">
      <style:text-properties fo:color="#ffffff" style:font-name="Segoe UI1" fo:font-size="32pt" fo:font-style="normal" fo:text-shadow="1pt 1pt" style:text-underline-style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ffffff" style:font-name="Segoe UI1" fo:font-size="24pt" fo:text-shadow="1pt 1pt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ffffff" style:font-name="Segoe UI1" fo:font-size="36pt" fo:text-shadow="1pt 1pt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Segoe UI Semibold" fo:font-size="24pt" fo:font-style="normal" fo:text-shadow="1pt 1pt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egoe UI1" fo:font-size="36pt" fo:font-style="normal" fo:text-shadow="1pt 1pt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 Semibold" fo:font-size="24pt" fo:font-style="normal" fo:text-shadow="1pt 1pt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1" fo:font-size="24pt" fo:font-style="normal" fo:text-shadow="1pt 1pt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 Semibold" fo:font-size="20pt" fo:font-style="normal" fo:text-shadow="1pt 1pt" style:text-underline-style="none" fo:font-weight="bold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19.304cm" svg:height="3.063cm" svg:x="7.366cm" svg:y="1.016cm">
          <draw:text-box>
            <text:p text:style-name="P1"><text:span text:style-name="T1">Hymn #367</text:span></text:p>
            <text:p text:style-name="P1"><text:span text:style-name="T2">“</text:span><text:span text:style-name="T2">Angels from the Realms of Glory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0.983cm" svg:height="7.011cm" svg:x="5.588cm" svg:y="0.769cm">
          <draw:text-box>
            <text:p text:style-name="P4"><text:span text:style-name="T3">1.</text:span><text:span text:style-name="T4"> Angels from the realms of glory,</text:span><text:span text:style-name="T4"><text:line-break/></text:span><text:span text:style-name="T4">Wing your flight o’er all the earth;</text:span><text:span text:style-name="T4"><text:line-break/></text:span><text:span text:style-name="T4">Ye who sang creation’s story,</text:span><text:span text:style-name="T4"><text:line-break/></text:span><text:span text:style-name="T4">Now proclaim Messiah’s bir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 presentation:presentation-page-layout-name="AL1T0">
        <draw:frame draw:style-name="gr4" draw:text-style-name="P7" draw:layer="layout" svg:width="18.034cm" svg:height="8.137cm" svg:x="8.382cm" svg:y="1.016cm">
          <draw:text-box>
            <text:p text:style-name="P6"><text:span text:style-name="T5">Refrain:</text:span></text:p>
            <text:p text:style-name="P6"><text:span text:style-name="T6">Come and worship, </text:span></text:p>
            <text:p text:style-name="P6"><text:span text:style-name="T6">come and worship;</text:span><text:span text:style-name="T6"><text:line-break/></text:span><text:span text:style-name="T6">Worship Christ,</text:span></text:p>
            <text:p text:style-name="P6"><text:span text:style-name="T6">the newborn K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Hymn_25_20template" presentation:presentation-page-layout-name="AL1T0">
        <draw:frame draw:style-name="gr3" draw:text-style-name="P9" draw:layer="layout" svg:width="22.606cm" svg:height="7.011cm" svg:x="4.318cm" svg:y="1.117cm">
          <draw:text-box>
            <text:p text:style-name="P8"><text:span text:style-name="T7">2.</text:span><text:span text:style-name="T6"><text:tab/></text:span><text:span text:style-name="T6">Shepherds in the field abiding,</text:span><text:span text:style-name="T6"><text:line-break/></text:span><text:span text:style-name="T6">Watching o’er your flocks by night,</text:span><text:span text:style-name="T6"><text:line-break/></text:span><text:span text:style-name="T6">God with us is now residing,</text:span><text:span text:style-name="T6"><text:line-break/></text:span><text:span text:style-name="T6">Yonder shines the Infant L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Hymn_25_20template" presentation:presentation-page-layout-name="AL1T0">
        <draw:frame draw:style-name="gr4" draw:text-style-name="P7" draw:layer="layout" svg:width="18.034cm" svg:height="8.137cm" svg:x="8.382cm" svg:y="1.016cm">
          <draw:text-box>
            <text:p text:style-name="P6"><text:span text:style-name="T5">Refrain:</text:span></text:p>
            <text:p text:style-name="P6"><text:span text:style-name="T6">Come and worship, </text:span></text:p>
            <text:p text:style-name="P6"><text:span text:style-name="T6">come and worship;</text:span><text:span text:style-name="T6"><text:line-break/></text:span><text:span text:style-name="T6">Worship Christ,</text:span></text:p>
            <text:p text:style-name="P6"><text:span text:style-name="T6">the newborn K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Hymn_25_20template" presentation:presentation-page-layout-name="AL1T0">
        <draw:frame draw:style-name="gr3" draw:text-style-name="P9" draw:layer="layout" svg:width="22.352cm" svg:height="7.011cm" svg:x="4.318cm" svg:y="1.016cm">
          <draw:text-box>
            <text:p text:style-name="P8"><text:span text:style-name="T8">3.</text:span><text:span text:style-name="T6"> Sages, leave your contemplations,</text:span><text:span text:style-name="T6"><text:line-break/></text:span><text:span text:style-name="T6">Brighter visions beam afar;</text:span><text:span text:style-name="T6"><text:line-break/></text:span><text:span text:style-name="T6">Seek the great Desire of nations,</text:span><text:span text:style-name="T6"><text:line-break/></text:span><text:span text:style-name="T6">Ye have seen His natal st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Hymn_25_20template" presentation:presentation-page-layout-name="AL1T0">
        <draw:frame draw:style-name="gr4" draw:text-style-name="P7" draw:layer="layout" svg:width="18.034cm" svg:height="8.137cm" svg:x="8.382cm" svg:y="1.016cm">
          <draw:text-box>
            <text:p text:style-name="P6"><text:span text:style-name="T5">Refrain:</text:span></text:p>
            <text:p text:style-name="P6"><text:span text:style-name="T6">Come and worship, </text:span></text:p>
            <text:p text:style-name="P6"><text:span text:style-name="T6">come and worship;</text:span><text:span text:style-name="T6"><text:line-break/></text:span><text:span text:style-name="T6">Worship Christ,</text:span></text:p>
            <text:p text:style-name="P6"><text:span text:style-name="T6">the newborn K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Hymn_25_20template" presentation:presentation-page-layout-name="AL1T0">
        <draw:frame draw:style-name="gr5" draw:text-style-name="P9" draw:layer="layout" svg:width="20.828cm" svg:height="7.62cm" svg:x="5.842cm" svg:y="1.016cm">
          <draw:text-box>
            <text:p text:style-name="P11"><text:span text:style-name="T6">4. Saints before the altar bending,</text:span><text:span text:style-name="T6"><text:line-break/></text:span><text:span text:style-name="T6">Watching long in hope and fear,</text:span><text:span text:style-name="T6"><text:line-break/></text:span><text:span text:style-name="T6">Suddenly the Lord, descending,</text:span><text:span text:style-name="T6"><text:line-break/></text:span><text:span text:style-name="T6">In His temple shall appe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Hymn_25_20template" presentation:presentation-page-layout-name="AL1T0">
        <draw:frame draw:style-name="gr4" draw:text-style-name="P7" draw:layer="layout" svg:width="18.034cm" svg:height="8.137cm" svg:x="8.382cm" svg:y="1.016cm">
          <draw:text-box>
            <text:p text:style-name="P6"><text:span text:style-name="T5">Refrain:</text:span></text:p>
            <text:p text:style-name="P6"><text:span text:style-name="T6">Come and worship, </text:span></text:p>
            <text:p text:style-name="P6"><text:span text:style-name="T6">come and worship;</text:span><text:span text:style-name="T6"><text:line-break/></text:span><text:span text:style-name="T6">Worship Christ,</text:span></text:p>
            <text:p text:style-name="P6"><text:span text:style-name="T6">the newborn K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Hymn_25_20template" presentation:presentation-page-layout-name="AL1T0">
        <draw:frame draw:style-name="gr3" draw:text-style-name="P9" draw:layer="layout" svg:width="19.812cm" svg:height="7.011cm" svg:x="6.858cm" svg:y="1.016cm">
          <draw:text-box>
            <text:p text:style-name="P8"><text:span text:style-name="T7">5.</text:span><text:span text:style-name="T6"> All creation, join in praising</text:span><text:span text:style-name="T6"><text:line-break/></text:span><text:span text:style-name="T6">God the Father, Spirit, Son,</text:span><text:span text:style-name="T6"><text:line-break/></text:span><text:span text:style-name="T6">Evermore your voices raising</text:span><text:span text:style-name="T6"><text:line-break/></text:span><text:span text:style-name="T6">To the_eternal Three in 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Hymn_25_20template" presentation:presentation-page-layout-name="AL1T0">
        <draw:frame draw:style-name="gr4" draw:text-style-name="P7" draw:layer="layout" svg:width="18.034cm" svg:height="12.837cm" svg:x="8.382cm" svg:y="1.016cm">
          <draw:text-box>
            <text:p text:style-name="P6"><text:span text:style-name="T5">Refrain:</text:span></text:p>
            <text:p text:style-name="P6"><text:span text:style-name="T6">Come and worship, </text:span></text:p>
            <text:p text:style-name="P6"><text:span text:style-name="T6">come and worship;</text:span><text:span text:style-name="T6"><text:line-break/></text:span><text:span text:style-name="T6">Worship Christ,</text:span></text:p>
            <text:p text:style-name="P6"><text:span text:style-name="T6">the newborn King.</text:span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><text:s text:c="41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8" draw:display-name="Bitmap 8" xlink:href="Pictures/100000000000042200000253BD0B3D0FCFA538CC.jpg" xlink:type="simple" xlink:show="embed" xlink:actuate="onLoad"/>
    <draw:fill-image draw:name="background" xlink:href="Pictures/100000000000042200000253BD0B3D0FCFA538C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3T23:53:20.943000000</meta:creation-date>
    <dc:title>Hymn template</dc:title>
    <meta:editing-duration>PT42M56S</meta:editing-duration>
    <meta:editing-cycles>8</meta:editing-cycles>
    <meta:generator>LibreOffice/5.3.7.2$Windows_X86_64 LibreOffice_project/6b8ed514a9f8b44d37a1b96673cbbdd077e24059</meta:generator>
    <meta:initial-creator>Arthur Hoch</meta:initial-creator>
    <dc:date>2017-12-23T13:37:14.296000000</dc:date>
    <meta:document-statistic meta:object-count="54"/>
    <meta:template xlink:type="simple" xlink:actuate="onRequest" xlink:title="Hymn template" xlink:href="../../AppData/Roaming/LibreOffice/4/user/template/Worship%20Templsates/Hymn%20template.otp" meta:date="2014-12-23T23:53:20.647000000"/>
  </office:meta>
</office:document-meta>
</file>